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7ed1" officeooo:paragraph-rsid="00017ed1"/>
    </style:style>
    <style:style style:name="P2" style:family="paragraph" style:parent-style-name="Standard">
      <style:text-properties officeooo:rsid="00017ed1" officeooo:paragraph-rsid="0002c714"/>
    </style:style>
    <style:style style:name="P3" style:family="paragraph" style:parent-style-name="Standard">
      <style:text-properties officeooo:rsid="0002c714" officeooo:paragraph-rsid="0002c714"/>
    </style:style>
    <style:style style:name="P4" style:family="paragraph" style:parent-style-name="Standard">
      <style:text-properties officeooo:rsid="00045466" officeooo:paragraph-rsid="00045466"/>
    </style:style>
    <style:style style:name="T1" style:family="text">
      <style:text-properties officeooo:rsid="0002c7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 a ………, I want to ………………….., so that …………………..</text:p>
      <text:p text:style-name="P1"/>
      <text:p text:style-name="P1"><text:s/>Project Name: <text:span text:style-name="T1">Online-Shop</text:span></text:p>
      <text:p text:style-name="P1"/>
      <text:p text:style-name="P1"/>
      <text:p text:style-name="P2">As a <text:span text:style-name="T1">client-user <text:s/></text:span>, <text:s/>I want to <text:span text:style-name="T1">see COST of the product <text:s/>in different color and size, so that there should be Size-maximized </text:span></text:p>
      <text:p text:style-name="P3">As a client-user , I want to comment the product or write suggestions , So there should be comment line </text:p>
      <text:p text:style-name="P4">As a client-user, I want to see SALES</text:p>
      <text:p text:style-name="P2"><text:span text:style-name="T1">As a administrator , I want to see quantity of sold product , So <text:s/>that <text:s/>there should be Calculator and Statistic diagram</text:span></text:p>
      <text:p text:style-name="P2"><text:span text:style-name="T1">As a <text:s/>administrator , I want to see <text:s/></text:span><text:s/><text:span text:style-name="T1">comments before readers and I want to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13:42:02.284671213</meta:creation-date>
    <dc:date>2018-02-26T14:03:54.493041793</dc:date>
    <meta:editing-duration>PT1M1S</meta:editing-duration>
    <meta:editing-cycles>1</meta:editing-cycles>
    <meta:document-statistic meta:table-count="0" meta:image-count="0" meta:object-count="0" meta:page-count="1" meta:paragraph-count="7" meta:word-count="101" meta:character-count="535" meta:non-whitespace-character-count="429"/>
    <meta:generator>LibreOffice/5.1.6.2$Linux_X86_64 LibreOffice_project/10m0$Build-2</meta:generator>
  </office:meta>
</office:document-meta>
</file>